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3.912cm"/>
    </style:style>
    <style:style style:name="co13" style:family="table-column">
      <style:table-column-properties fo:break-before="auto" style:column-width="3.1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66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6633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6699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6699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111111" style:text-align-source="fix" style:repeat-content="false" fo:border="non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fo:color="#ffffff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9966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6699" style:text-align-source="fix" style:repeat-content="false" fo:border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8080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style:font-name="Source Sans Pro Black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00cc00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cc33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ackground-color="#ff3300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Source Sans Pro Black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3" table:default-cell-style-name="ce9"/>
        <table:table-column table:style-name="co12" table:number-columns-repeated="1013" table:default-cell-style-name="ce9"/>
        <table:table-row table:style-name="ro2">
          <table:table-cell table:style-name="ce1"/>
          <table:table-cell table:style-name="ce10" office:value-type="string">
            <text:p>Feature ?</text:p>
          </table:table-cell>
          <table:table-cell table:style-name="ce10" office:value-type="string">
            <text:p>Alphabet editable ?</text:p>
          </table:table-cell>
          <table:table-cell table:style-name="ce10" office:value-type="string">
            <text:p>Foreign Chars editable ?</text:p>
          </table:table-cell>
          <table:table-cell table:style-name="ce10" office:value-type="string">
            <text:p>Caseformat editable ?</text:p>
          </table:table-cell>
          <table:table-cell table:style-name="ce10" office:value-type="string">
            <text:p>Encrypt ? </text:p>
          </table:table-cell>
          <table:table-cell table:style-name="ce10" office:value-type="string">
            <text:p>Decrypt ?</text:p>
          </table:table-cell>
          <table:table-cell table:style-name="ce10" office:value-type="string">
            <text:p>Crack ?</text:p>
          </table:table-cell>
          <table:table-cell table:style-name="ce27" office:value-type="string">
            <text:p>TESTED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esar</text:p>
          </table:table-cell>
          <table:table-cell table:number-columns-repeated="7" table:style-name="ce11" office:value-type="string">
            <text:p>YE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kytale</text:p>
          </table:table-cell>
          <table:table-cell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ffine</text:p>
          </table:table-cell>
          <table:table-cell table:number-columns-repeated="2" table:style-name="ce12" office:value-type="string">
            <text:p>NO</text:p>
          </table:table-cell>
          <table:table-cell table:number-columns-repeated="4" table:style-name="ce11" office:value-type="string">
            <text:p>YES</text:p>
          </table:table-cell>
          <table:table-cell table:style-name="ce13" office:value-type="string">
            <text:p>PLANNED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igenere</text:p>
          </table:table-cell>
          <table:table-cell table:style-name="ce13" office:value-type="string">
            <text:p>PLANNED 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PLANNED </text:p>
          </table:table-cell>
          <table:table-cell table:number-columns-repeated="3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layfair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3" office:value-type="string">
            <text:p>FREQ ANALYSIS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rse</text:p>
          </table:table-cell>
          <table:table-cell table:style-name="ce13" office:value-type="string">
            <text:p>Maybe Sound ?</text:p>
          </table:table-cell>
          <table:table-cell table:style-name="ce13" office:value-type="string">
            <text:p>PLANNED </text:p>
          </table:table-cell>
          <table:table-cell table:number-columns-repeated="2" table:style-name="ce12" office:value-type="string">
            <text:p>NO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eplace</text:p>
          </table:table-cell>
          <table:table-cell table:style-name="ce11" office:value-type="string">
            <text:p>NO</text:p>
          </table:table-cell>
          <table:table-cell table:number-columns-repeated="2" table:style-name="ce13" office:value-type="string">
            <text:p>PLANNED </text:p>
          </table:table-cell>
          <table:table-cell table:style-name="ce13" office:value-type="string">
            <text:p>PLANNED</text:p>
          </table:table-cell>
          <table:table-cell table:number-columns-repeated="2" table:style-name="ce11" office:value-type="string">
            <text:p>YES</text:p>
          </table:table-cell>
          <table:table-cell table:style-name="ce12" office:value-type="string">
            <text:p>NO</text:p>
          </table:table-cell>
          <table:table-cell table:style-name="ce28"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lumnar Transp. Cipher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DES from NSA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AES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RC4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Pigpen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Polyalphabetic Cipher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One time pad</text:p>
          </table:table-cell>
          <table:table-cell table:style-name="ce14" table:number-columns-repeated="7"/>
          <table:table-cell table:style-name="ce29" table:number-columns-repeated="1016"/>
        </table:table-row>
        <table:table-row table:style-name="ro3">
          <table:table-cell table:style-name="Default" table:number-columns-repeated="2"/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LOGIN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SAVING PRESET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D3 VISUAL FREQ ANALYSIS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TIMELINE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4">
          <table:table-cell table:style-name="ce3" office:value-type="string">
            <text:p>LEGENDE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FOOTER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ABOUT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3" office:value-type="string">
            <text:p>ENCRYPTION COMBINATIONS</text:p>
          </table:table-cell>
          <table:table-cell table:style-name="ce13" office:value-type="string">
            <text:p>NO</text:p>
          </table:table-cell>
          <table:table-cell table:style-name="ce14" table:number-columns-repeated="6"/>
          <table:table-cell table:style-name="ce29" table:number-columns-repeated="1016"/>
        </table:table-row>
        <table:table-row table:style-name="ro2">
          <table:table-cell table:style-name="ce4"/>
          <table:table-cell table:style-name="ce15"/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5" office:value-type="string">
            <text:p>BETTER STATEMNGMT WITH REDUX</text:p>
          </table:table-cell>
          <table:table-cell table:style-name="ce13" office:value-type="string">
            <text:p>NO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6" office:value-type="string">
            <text:p>Cleanup Variable Names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Cleanup Function Names</text:p>
          </table:table-cell>
          <table:table-cell table:style-name="ce13" office:value-type="string">
            <text:p>NO</text:p>
          </table:table-cell>
          <table:table-cell table:style-name="ce8" table:number-columns-repeated="6"/>
          <table:table-cell table:number-columns-repeated="1016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2">
          <table:table-cell table:style-name="ce8"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8" table:number-columns-repeated="5"/>
          <table:table-cell table:style-name="Default"/>
          <table:table-cell table:style-name="ce17" office:value-type="string" table:number-columns-spanned="1" table:number-rows-spanned="3">
            <text:p>METHODS FEATURES</text:p>
          </table:table-cell>
          <table:table-cell table:style-name="ce22" office:value-type="string">
            <text:p>YES</text:p>
          </table:table-cell>
          <table:table-cell table:style-name="ce30" office:value-type="float" office:value="25">
            <text:p>25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8"/>
          <table:table-cell table:style-name="ce23" office:value-type="string">
            <text:p>NO</text:p>
          </table:table-cell>
          <table:table-cell table:style-name="ce31" office:value-type="float" office:value="17">
            <text:p>17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9"/>
          <table:table-cell table:style-name="ce24" office:value-type="string">
            <text:p>PLANNED</text:p>
          </table:table-cell>
          <table:table-cell table:style-name="ce32" office:value-type="float" office:value="13">
            <text:p>13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0" office:value-type="string" table:number-columns-spanned="1" table:number-rows-spanned="2">
            <text:p>METHODS FINISHED</text:p>
          </table:table-cell>
          <table:table-cell table:style-name="ce22" office:value-type="string">
            <text:p>Methods finished</text:p>
          </table:table-cell>
          <table:table-cell table:style-name="ce33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covered-table-cell table:style-name="ce19"/>
          <table:table-cell table:style-name="ce24" office:value-type="string">
            <text:p>Methods unfinished</text:p>
          </table:table-cell>
          <table:table-cell table:style-name="ce34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style-name="ce8" table:number-columns-repeated="5"/>
          <table:table-cell table:style-name="Default"/>
          <table:table-cell table:style-name="ce21" office:value-type="string" table:number-columns-spanned="1" table:number-rows-spanned="2">
            <text:p>METHODS STARTED</text:p>
          </table:table-cell>
          <table:table-cell table:style-name="ce25" office:value-type="string">
            <text:p>Started</text:p>
          </table:table-cell>
          <table:table-cell table:style-name="ce30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8">
            <draw:frame table:end-cell-address="Tabelle1.C49" table:end-x="3.707cm" table:end-y="0.222cm" draw:z-index="0" draw:style-name="gr1" draw:text-style-name="P1" svg:width="10.358cm" svg:height="4.942cm" svg:x="4.405cm" svg:y="0.247cm">
              <draw:object draw:notify-on-update-of-ranges="Tabelle1.H35:Tabelle1.H36 Tabelle1.I35:Tabelle1.I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" table:number-columns-repeated="2"/>
          <table:table-cell table:style-name="ce8">
            <draw:frame table:end-cell-address="Tabelle1.E49" table:end-x="4.402cm" table:end-y="0.143cm" draw:z-index="1" draw:style-name="gr1" draw:text-style-name="P1" svg:width="8.486cm" svg:height="4.777cm" svg:x="1.002cm" svg:y="0.333cm">
              <draw:object draw:notify-on-update-of-ranges="Tabelle1.H32:Tabelle1.H34 Tabelle1.I32:Tabelle1.I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/>
          <table:table-cell table:style-name="Default"/>
          <table:covered-table-cell table:style-name="ce19"/>
          <table:table-cell table:style-name="ce26" office:value-type="string">
            <text:p>Not Started</text:p>
          </table:table-cell>
          <table:table-cell table:style-name="ce35" office:value-type="float" office:value="6">
            <text:p>6</text:p>
          </table:table-cell>
          <table:table-cell table:number-columns-repeated="1015"/>
        </table:table-row>
        <table:table-row table:style-name="ro3">
          <table:table-cell table:number-columns-spanned="1024" table:number-rows-spanned="12"/>
          <table:covered-table-cell table:number-columns-repeated="1023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>
          <table:covered-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ource Sans Pro Black" svg:font-family="'Source Sans Pro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6.02.2020</text:date>, <text:time>21:3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39:22.72</meta:creation-date>
    <dc:date>2020-02-26T21:30:45.26</dc:date>
    <meta:editing-duration>PT3H22M26S</meta:editing-duration>
    <meta:editing-cycles>22</meta:editing-cycles>
    <meta:generator>OpenOffice/4.1.6$Win32 OpenOffice.org_project/416m1$Build-9790</meta:generator>
    <meta:document-statistic meta:table-count="3" meta:cell-count="11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b2b2b2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87cm" svg:height="4.778cm" xlink:href=".." xlink:type="simple" chart:class="chart:circle" chart:style-name="ch1">
        <chart:legend chart:legend-position="end" svg:x="6.118cm" svg:y="1.553cm" style:legend-expansion="high" chart:style-name="ch2"/>
        <chart:plot-area chart:style-name="ch3" table:cell-range-address="Tabelle1.H32:Tabelle1.I34" chart:data-source-has-labels="column" svg:x="0.169cm" svg:y="0.42cm" svg:width="5.78cm" svg:height="4.263cm">
          <chartooo:coordinate-region svg:x="0.928cm" svg:y="0.421cm" svg:width="4.262cm" svg:height="4.262cm"/>
          <chart:axis chart:dimension="x" chart:name="primary-x" chart:style-name="ch4" chartooo:axis-type="auto">
            <chartooo:date-scale/>
            <chart:categories table:cell-range-address="Tabelle1.H32:Tabelle1.H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2:Tabelle1.I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Tabelle1.H32:Tabelle1.H34</svg:desc>
                </draw:g>
              </table:table-cell>
              <table:table-cell office:value-type="float" office:value="25">
                <text:p>25</text:p>
                <draw:g>
                  <svg:desc>Tabelle1.I32:Tabelle1.I3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9cm" svg:height="4.943cm" xlink:href=".." xlink:type="simple" chart:class="chart:circle" chart:style-name="ch1">
        <chart:legend chart:legend-position="end" svg:x="6.641cm" svg:y="1.897cm" style:legend-expansion="high" chart:style-name="ch2"/>
        <chart:plot-area chart:style-name="ch3" table:cell-range-address="Tabelle1.H35:Tabelle1.I36" chart:data-source-has-labels="column" svg:x="0.207cm" svg:y="0.429cm" svg:width="6.227cm" svg:height="4.416cm">
          <chartooo:coordinate-region svg:x="1.113cm" svg:y="0.43cm" svg:width="4.415cm" svg:height="4.415cm"/>
          <chart:axis chart:dimension="x" chart:name="primary-x" chart:style-name="ch4" chartooo:axis-type="auto">
            <chartooo:date-scale/>
            <chart:categories table:cell-range-address="Tabelle1.H35:Tabelle1.H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35:Tabelle1.I3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Methods finished</text:p>
                <draw:g>
                  <svg:desc>Tabelle1.H35:Tabelle1.H36</svg:desc>
                </draw:g>
              </table:table-cell>
              <table:table-cell office:value-type="float" office:value="7">
                <text:p>7</text:p>
                <draw:g>
                  <svg:desc>Tabelle1.I35:Tabelle1.I36</svg:desc>
                </draw:g>
              </table:table-cell>
            </table:table-row>
            <table:table-row>
              <table:table-cell office:value-type="string">
                <text:p>Methods unfinished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